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, Arial, sans-serif" svg:font-family="Helvetica, Arial, sans-serif" style:font-family-generic="system"/>
    <style:font-face style:name="Monospace" svg:font-family="Monospace" style:font-family-generic="system" style:font-pitch="fixed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ableColumn11" style:family="table-column">
      <style:table-column-properties style:column-width="0.5208in" style:use-optimal-column-width="false"/>
    </style:style>
    <style:style style:name="TableColumn12" style:family="table-column">
      <style:table-column-properties style:column-width="6.4062in" style:use-optimal-column-width="false"/>
    </style:style>
    <style:style style:name="Table10" style:family="table">
      <style:table-properties style:width="6.927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34in solid #D6D6D6" fo:background-color="#EEEEEE" style:writing-mode="lr-tb" style:vertical-align="middle" fo:padding-top="0.052in" fo:padding-left="0.052in" fo:padding-bottom="0.052in" fo:padding-right="0.052in"/>
    </style:style>
    <style:style style:name="P15" style:parent-style-name="TableHeading" style:family="paragraph">
      <style:paragraph-properties fo:text-align="start"/>
    </style:style>
    <style:style style:name="TableCell16" style:family="table-cell">
      <style:table-cell-properties fo:border="0.0034in solid #D6D6D6" fo:background-color="#EEEEEE" style:writing-mode="lr-tb" style:vertical-align="middle" fo:padding-top="0.052in" fo:padding-left="0.052in" fo:padding-bottom="0.052in" fo:padding-right="0.052in"/>
    </style:style>
    <style:style style:name="P17" style:parent-style-name="TableHeading" style:family="paragraph">
      <style:paragraph-properties fo:text-align="star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20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23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24" style:parent-style-name="DefaultParagraphFont" style:family="text">
      <style:text-properties fo:font-style="italic" style:font-style-asian="italic"/>
    </style:style>
    <style:style style:name="T25" style:parent-style-name="DefaultParagraphFont" style:family="text">
      <style:text-properties fo:font-style="italic" style:font-style-asian="italic"/>
    </style:style>
    <style:style style:name="P26" style:parent-style-name="TableContents" style:list-style-name="LFO4" style:family="paragraph">
      <style:text-properties fo:font-style="italic" style:font-style-asian="italic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29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30" style:parent-style-name="DefaultParagraphFont" style:family="text">
      <style:text-properties fo:font-style="italic" style:font-style-asian="italic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33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P35" style:parent-style-name="Textbody" style:family="paragraph">
      <style:paragraph-properties fo:text-align="justify" fo:margin-bottom="0in"/>
      <style:text-properties style:font-name="Helvetica, Arial, sans-serif" fo:color="#000000" fo:font-size="9pt" style:font-size-asian="9pt"/>
    </style:style>
    <style:style style:name="P36" style:parent-style-name="Textbody" style:family="paragraph">
      <style:paragraph-properties fo:text-align="justify" fo:margin-bottom="0in"/>
      <style:text-properties style:font-name="Helvetica, Arial, sans-serif" fo:color="#000000" fo:font-size="9pt" style:font-size-asian="9pt"/>
    </style:style>
    <style:style style:name="P37" style:parent-style-name="Textbody" style:family="paragraph">
      <style:paragraph-properties fo:text-align="justify" fo:margin-bottom="0in"/>
      <style:text-properties style:font-name="Helvetica, Arial, sans-serif" fo:color="#000000"/>
    </style:style>
    <style:style style:name="P38" style:parent-style-name="Textbody" style:family="paragraph">
      <style:paragraph-properties fo:text-align="justify" fo:margin-bottom="0in"/>
    </style:style>
    <style:style style:name="T39" style:parent-style-name="DefaultParagraphFont" style:family="text">
      <style:text-properties style:font-name="Helvetica, Arial, sans-serif" fo:font-weight="bold" style:font-weight-asian="bold" style:font-weight-complex="bold" fo:color="#000000"/>
    </style:style>
    <style:style style:name="T4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fo:color="#000000"/>
    </style:style>
    <style:style style:name="T41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fo:color="#000000"/>
    </style:style>
    <style:style style:name="P42" style:parent-style-name="Textbody" style:family="paragraph">
      <style:paragraph-properties fo:text-align="justify" fo:margin-bottom="0in"/>
    </style:style>
    <style:style style:name="T43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T46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7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T48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9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T50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1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T52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3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P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6" style:parent-style-name="DefaultParagraphFont" style:family="text">
      <style:text-properties style:font-name="Courier New" style:font-name-complex="Courier New" fo:color="#646464" style:letter-kerning="false" fo:font-size="10pt" style:font-size-asian="10pt" style:font-size-complex="10pt" fo:language="vi" fo:country="VN" style:language-complex="ar" style:country-complex="SA"/>
    </style:style>
    <style:style style:name="P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9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6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C0C0C0" fo:language="vi" fo:country="VN" style:language-complex="ar" style:country-complex="SA"/>
    </style:style>
    <style:style style:name="T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6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9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3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7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7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 fo:language="vi" fo:country="VN" style:language-complex="ar" style:country-complex="SA"/>
    </style:style>
    <style:style style:name="T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1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 fo:language="vi" fo:country="VN" style:language-complex="ar" style:country-complex="SA"/>
    </style:style>
    <style:style style:name="T8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5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 fo:language="vi" fo:country="VN" style:language-complex="ar" style:country-complex="SA"/>
    </style:style>
    <style:style style:name="T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1" style:parent-style-name="DefaultParagraphFont" style:family="text">
      <style:text-properties style:font-name="Courier New" style:font-name-complex="Courier New" fo:color="#646464" style:letter-kerning="false" fo:font-size="10pt" style:font-size-asian="10pt" style:font-size-complex="10pt" fo:language="vi" fo:country="VN" style:language-complex="ar" style:country-complex="SA"/>
    </style:style>
    <style:style style:name="P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4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9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6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8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2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P1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11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 fo:language="vi" fo:country="VN" style:language-complex="ar" style:country-complex="SA"/>
    </style:style>
    <style:style style:name="T11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13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17" style:parent-style-name="DefaultParagraphFont" style:family="text">
      <style:text-properties style:font-name="Courier New" style:font-name-complex="Courier New" fo:color="#646464" style:letter-kerning="false" fo:font-size="10pt" style:font-size-asian="10pt" style:font-size-complex="10pt" fo:language="vi" fo:country="VN" style:language-complex="ar" style:country-complex="SA"/>
    </style:style>
    <style:style style:name="P1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0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2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2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4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2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8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T129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1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4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 fo:hyphenate="true"/>
    </style:style>
    <style:style style:name="P14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142" style:parent-style-name="Textbody" style:family="paragraph">
      <style:paragraph-properties fo:text-align="justify" fo:margin-bottom="0in"/>
    </style:style>
    <style:style style:name="T143" style:parent-style-name="DefaultParagraphFont" style:family="text">
      <style:text-properties style:font-name="Helvetica, Arial, sans-serif" fo:font-weight="bold" style:font-weight-asian="bold" style:font-weight-complex="bold" fo:color="#000000"/>
    </style:style>
    <style:style style:name="T144" style:parent-style-name="DefaultParagraphFont" style:family="text">
      <style:text-properties style:font-name="Helvetica, Arial, sans-serif" fo:font-weight="bold" style:font-weight-asian="bold" style:font-weight-complex="bold" fo:color="#000000"/>
    </style:style>
    <style:style style:name="T145" style:parent-style-name="DefaultParagraphFont" style:family="text">
      <style:text-properties fo:font-weight="bold" style:font-weight-asian="bold" fo:font-style="italic" style:font-style-asian="italic"/>
    </style:style>
    <style:style style:name="P146" style:parent-style-name="Textbody" style:family="paragraph">
      <style:paragraph-properties fo:text-align="justify" fo:margin-bottom="0in"/>
    </style:style>
    <style:style style:name="T147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148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1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5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152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15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5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5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15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1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5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160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16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1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6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165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16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6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6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6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17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1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7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17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17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1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7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178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17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8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8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18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1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8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186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18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18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 fo:hyphenate="true"/>
    </style:style>
    <style:style style:name="P189" style:parent-style-name="Normal" style:family="paragraph">
      <style:paragraph-properties fo:widows="2" fo:orphans="2" style:text-autospace="none" style:vertical-align="auto"/>
      <style:text-properties style:font-name="Helvetica, Arial, sans-serif" style:font-name-asian="Monospace" style:font-name-complex="Monospace" fo:font-weight="bold" style:font-weight-asian="bold" style:font-weight-complex="bold" fo:color="#000000" fo:hyphenate="true"/>
    </style:style>
    <style:style style:name="P190" style:parent-style-name="Textbody" style:family="paragraph">
      <style:paragraph-properties fo:text-align="justify" fo:margin-bottom="0in"/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P191" style:parent-style-name="TableContents" style:family="paragraph">
      <style:paragraph-properties fo:text-align="justify"/>
    </style:style>
    <style:style style:name="T192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193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194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195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196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197" style:parent-style-name="DefaultParagraphFont" style:family="text">
      <style:text-properties style:font-name="Helvetica, Arial, sans-serif" style:font-name-asian="Monospace" style:font-name-complex="Monospace" fo:font-style="italic" style:font-style-asian="italic" fo:color="#000000" fo:background-color="#FFFF00"/>
    </style:style>
    <style:style style:name="P198" style:parent-style-name="TableContents" style:family="paragraph">
      <style:paragraph-properties fo:text-align="justify"/>
      <style:text-properties style:font-name="Helvetica, Arial, sans-serif" fo:color="#000000" fo:background-color="#FFFF00"/>
    </style:style>
    <style:style style:name="P1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01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2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0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0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0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1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1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17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1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2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22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2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2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2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2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2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2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2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2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3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3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3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3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3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3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3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4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4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4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45" style:parent-style-name="Standard" style:family="paragraph">
      <style:paragraph-properties style:text-autospace="none"/>
    </style:style>
    <style:style style:name="T2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4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48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4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50" style:parent-style-name="TableContents" style:family="paragraph">
      <style:paragraph-properties fo:text-align="justify"/>
      <style:text-properties style:font-name="Helvetica, Arial, sans-serif" style:font-name-asian="Monospace" style:font-name-complex="Monospace" fo:font-style="italic" style:font-style-asian="italic" fo:color="#000000"/>
    </style:style>
  </office:automatic-styles>
  <office:body>
    <office:text text:use-soft-page-breaks="true">
      <text:p text:style-name="P1"><text:span text:style-name="T2">Thi</text:span><text:span text:style-name="T3">ế</text:span><text:span text:style-name="T4">t k</text:span><text:span text:style-name="T5">ế</text:span><text:span text:style-name="T6"><text:s/>ch</text:span><text:span text:style-name="T7">ứ</text:span><text:span text:style-name="T8">c năng “</text:span>onBackPressed<text:span text:style-name="T9">”</text:span></text:p>
      <text:p text:style-name="Standard"/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Step</text:p>
          </table:table-cell>
          <table:table-cell table:style-name="TableCell16">
            <text:p text:style-name="P17">Description</text:p>
          </table:table-cell>
        </table:table-row>
        <table:table-row table:style-name="TableRow18">
          <table:table-cell table:style-name="TableCell19">
            <text:p text:style-name="TableContents">1</text:p>
          </table:table-cell>
          <table:table-cell table:style-name="TableCell20">
            <text:p text:style-name="TableContents">Import<text:s/>ứng dụng androidOpac mới nhất và tiến hành thêm các chức năng mới</text:p>
          </table:table-cell>
        </table:table-row>
        <table:table-row table:style-name="TableRow21">
          <table:table-cell table:style-name="TableCell22">
            <text:p text:style-name="TableContents">2</text:p>
          </table:table-cell>
          <table:table-cell table:style-name="TableCell23">
            <text:p text:style-name="TableContents">Chỉnh sửa tập tin<text:s/><text:span text:style-name="T24">MainActivity.java</text:span><text:span text:style-name="T25"><text:s/></text:span>với yêu cầu:</text:p>
            <text:list text:style-name="LFO4" text:continue-numbering="true">
              <text:list-item>
                <text:p text:style-name="P26">Thêm bảng hỏi khi onBackPressed khi thoát ứng dụng</text:p>
              </text:list-item>
            </text:list>
          </table:table-cell>
        </table:table-row>
        <table:table-row table:style-name="TableRow27">
          <table:table-cell table:style-name="TableCell28">
            <text:p text:style-name="TableContents">3</text:p>
          </table:table-cell>
          <table:table-cell table:style-name="TableCell29">
            <text:p text:style-name="TableContents">Thay đổi tập tin <text:s/><text:span text:style-name="T30">res/values/strings.xml</text:span><text:s text:c="3"/>để định nghĩa lại các giá trị hằng ký tự</text:p>
          </table:table-cell>
        </table:table-row>
        <table:table-row table:style-name="TableRow31">
          <table:table-cell table:style-name="TableCell32">
            <text:p text:style-name="TableContents">4</text:p>
          </table:table-cell>
          <table:table-cell table:style-name="TableCell33">
            <text:p text:style-name="TableContents">Chạy<text:s/>ứng dụng thử<text:s/>trên <text:s/><text:span text:style-name="T34">Android emulator</text:span><text:s/>để<text:s/>kiểm tra kết quả<text:s/>ứng dụng</text:p>
          </table:table-cell>
        </table:table-row>
      </table:table>
      <text:p text:style-name="P35"/>
      <text:p text:style-name="P36"/>
      <text:p text:style-name="P37">Chi tiết</text:p>
      <text:p text:style-name="P38"><text:span text:style-name="T39">Step 2 <text:s text:c="3"/></text:span><text:span text:style-name="T40">src/SplashScreen</text:span><text:span text:style-name="T41">.java</text:span></text:p>
      <text:p text:style-name="P42"><text:span text:style-name="T43">Chỉnh sửa MainActivity.java</text:span></text:p>
      <text:p text:style-name="P44"><text:span text:style-name="T45">// Exit Application<text:s/></text:span><text:span text:style-name="T46">hien</text:span><text:span text:style-name="T47">. Dialog<text:s/></text:span><text:span text:style-name="T48">co</text:span><text:span text:style-name="T49">'<text:s/></text:span><text:span text:style-name="T50">lua</text:span><text:span text:style-name="T51">.<text:s/></text:span><text:span text:style-name="T52">chon</text:span><text:span text:style-name="T53">. !!</text:span></text:p>
      <text:p text:style-name="P54"><text:span text:style-name="T55"><text:tab/><text:s/></text:span><text:span text:style-name="T56">@Override</text:span></text:p>
      <text:p text:style-name="P57"><text:span text:style-name="T58"><text:tab/><text:s text:c="4"/></text:span><text:span text:style-name="T59">public</text:span><text:span text:style-name="T60"><text:s/></text:span><text:span text:style-name="T61">void</text:span><text:span text:style-name="T62"><text:s/></text:span><text:span text:style-name="T63">onBackPressed</text:span><text:span text:style-name="T64">() {</text:span></text:p>
      <text:p text:style-name="P65"><text:span text:style-name="T66"><text:tab/><text:s text:c="8"/>AlertDialog.Builder builder =<text:s/></text:span><text:span text:style-name="T67">new</text:span><text:span text:style-name="T68"><text:s/>AlertDialog.Builder(</text:span><text:span text:style-name="T69">this</text:span><text:span text:style-name="T70">);</text:span></text:p>
      <text:p text:style-name="P71"><text:span text:style-name="T72"><text:tab/><text:s text:c="8"/>builder.setCancelable(</text:span><text:span text:style-name="T73">false</text:span><text:span text:style-name="T74">);</text:span></text:p>
      <text:p text:style-name="P75"><text:span text:style-name="T76"><text:tab/><text:s text:c="8"/>builder.setIcon(R.drawable.</text:span><text:span text:style-name="T77">icon</text:span><text:span text:style-name="T78">);</text:span></text:p>
      <text:p text:style-name="P79"><text:span text:style-name="T80"><text:tab/><text:s text:c="8"/>builder.setMessage(R.string.</text:span><text:span text:style-name="T81">message</text:span><text:span text:style-name="T82">);</text:span></text:p>
      <text:p text:style-name="P83"><text:span text:style-name="T84"><text:tab/><text:s text:c="8"/>builder.setPositiveButton(R.string.</text:span><text:span text:style-name="T85">positive</text:span><text:span text:style-name="T86">,<text:s/></text:span><text:span text:style-name="T87">new</text:span><text:span text:style-name="T88"><text:s/>DialogInterface.OnClickListener() {</text:span></text:p>
      <text:p text:style-name="P89"><text:span text:style-name="T90"><text:tab/><text:s text:c="12"/></text:span><text:span text:style-name="T91">@Override</text:span></text:p>
      <text:p text:style-name="P92"><text:span text:style-name="T93"><text:tab/><text:s text:c="12"/></text:span><text:span text:style-name="T94">public</text:span><text:span text:style-name="T95"><text:s/></text:span><text:span text:style-name="T96">void</text:span><text:span text:style-name="T97"><text:s/>onClick(DialogInterface dialog,<text:s/></text:span><text:span text:style-name="T98">int</text:span><text:span text:style-name="T99"><text:s/>which) {</text:span></text:p>
      <text:p text:style-name="P100"><text:span text:style-name="T101"><text:tab/><text:s text:c="16"/></text:span><text:span text:style-name="T102">//if user pressed "yes", then he is allowed to exit from application</text:span></text:p>
      <text:p text:style-name="P103"><text:span text:style-name="T104"><text:tab/><text:s text:c="16"/>finish();</text:span></text:p>
      <text:p text:style-name="P105"><text:span text:style-name="T106"><text:tab/><text:s text:c="12"/>}</text:span></text:p>
      <text:p text:style-name="P107"><text:span text:style-name="T108"><text:tab/><text:s text:c="8"/>});</text:span></text:p>
      <text:p text:style-name="P109"><text:span text:style-name="T110"><text:tab/><text:s text:c="8"/>builder.setNegativeButton(R.string.</text:span><text:span text:style-name="T111">negative</text:span><text:span text:style-name="T112">,</text:span><text:span text:style-name="T113">new</text:span><text:span text:style-name="T114"><text:s/>DialogInterface.OnClickListener() {</text:span></text:p>
      <text:p text:style-name="P115"><text:span text:style-name="T116"><text:tab/><text:s text:c="12"/></text:span><text:span text:style-name="T117">@Override</text:span></text:p>
      <text:p text:style-name="P118"><text:span text:style-name="T119"><text:tab/><text:s text:c="12"/></text:span><text:span text:style-name="T120">public</text:span><text:span text:style-name="T121"><text:s/></text:span><text:span text:style-name="T122">void</text:span><text:span text:style-name="T123"><text:s/>onClick(DialogInterface dialog,<text:s/></text:span><text:span text:style-name="T124">int</text:span><text:span text:style-name="T125"><text:s/>which) {</text:span></text:p>
      <text:p text:style-name="P126"><text:span text:style-name="T127"><text:tab/><text:s text:c="16"/></text:span><text:span text:style-name="T128">//if user select "No", just cancel this dialog and continue with<text:s/></text:span><text:span text:style-name="T129">app</text:span></text:p>
      <text:p text:style-name="P130"><text:span text:style-name="T131"><text:tab/><text:s text:c="16"/>dialog.cancel();</text:span></text:p>
      <text:p text:style-name="P132"><text:span text:style-name="T133"><text:tab/><text:s text:c="12"/>}</text:span></text:p>
      <text:p text:style-name="P134"><text:span text:style-name="T135"><text:tab/><text:s text:c="8"/>});</text:span></text:p>
      <text:p text:style-name="P136"><text:span text:style-name="T137"><text:tab/><text:s text:c="8"/>AlertDialog alert=builder.create();</text:span></text:p>
      <text:p text:style-name="P138"><text:span text:style-name="T139"><text:tab/><text:s text:c="8"/>alert.show();</text:span></text:p>
      <text:p text:style-name="P140"><text:tab/><text:s text:c="4"/>} <text:s text:c="3"/></text:p>
      <text:p text:style-name="P141"/>
      <text:p text:style-name="P142"><text:span text:style-name="T143"><text:s/></text:span><text:span text:style-name="T144">Step 3 <text:s text:c="2"/></text:span><text:span text:style-name="T145">res/values/strings.xml</text:span><text:s text:c="3"/></text:p>
      <text:p text:style-name="P146"><text:span text:style-name="T147">Sửa string</text:span><text:span text:style-name="T148">.xml</text:span></text:p>
      <text:p text:style-name="P149"><text:span text:style-name="T150"><text:s text:c="4"/></text:span><text:span text:style-name="T151">&lt;</text:span><text:span text:style-name="T152">string</text:span><text:span text:style-name="T153"><text:s/></text:span><text:span text:style-name="T154">name</text:span><text:span text:style-name="T155">=</text:span><text:span text:style-name="T156">"message"</text:span><text:span text:style-name="T157">&gt;</text:span><text:span text:style-name="T158">Do you want to exit ?</text:span><text:span text:style-name="T159">&lt;/</text:span><text:span text:style-name="T160">string</text:span><text:span text:style-name="T161">&gt;</text:span></text:p>
      <text:p text:style-name="P162"><text:span text:style-name="T163"><text:s text:c="4"/></text:span><text:span text:style-name="T164">&lt;</text:span><text:span text:style-name="T165">string</text:span><text:span text:style-name="T166"><text:s/></text:span><text:span text:style-name="T167">name</text:span><text:span text:style-name="T168">=</text:span><text:span text:style-name="T169">"positive"</text:span><text:span text:style-name="T170">&gt;</text:span><text:span text:style-name="T171">Yes</text:span><text:span text:style-name="T172">&lt;/</text:span><text:span text:style-name="T173">string</text:span><text:span text:style-name="T174">&gt;</text:span></text:p>
      <text:p text:style-name="P175"><text:span text:style-name="T176"><text:s text:c="4"/></text:span><text:span text:style-name="T177">&lt;</text:span><text:span text:style-name="T178">string</text:span><text:span text:style-name="T179"><text:s/></text:span><text:span text:style-name="T180">name</text:span><text:span text:style-name="T181">=</text:span><text:span text:style-name="T182">"negative"</text:span><text:span text:style-name="T183">&gt;</text:span><text:span text:style-name="T184">No</text:span><text:span text:style-name="T185">&lt;/</text:span><text:span text:style-name="T186">string</text:span><text:span text:style-name="T187">&gt;</text:span></text:p>
      <text:p text:style-name="P188"/>
      <text:p text:style-name="P189"/>
      <text:p text:style-name="P190">Step 4</text:p>
      <text:p text:style-name="P191"><text:span text:style-name="T192">Thay đ</text:span><text:span text:style-name="T193">ổ</text:span><text:span text:style-name="T194">i t</text:span><text:span text:style-name="T195">ậ</text:span><text:span text:style-name="T196">p tin <text:s/></text:span><text:span text:style-name="T197">AndroidManifest.xml</text:span></text:p>
      <text:p text:style-name="P198"/>
      <text:soft-page-break/>
      <text:p text:style-name="P199"><text:span text:style-name="T200">&lt;</text:span><text:span text:style-name="T201">activity</text:span></text:p>
      <text:p text:style-name="P202"><text:span text:style-name="T203"><text:s text:c="12"/></text:span><text:span text:style-name="T204">android:name</text:span><text:span text:style-name="T205">=</text:span><text:span text:style-name="T206">"edu.dnu.androidopac.SplashScreen"</text:span></text:p>
      <text:p text:style-name="P207"><text:span text:style-name="T208"><text:s text:c="12"/></text:span><text:span text:style-name="T209">android:label</text:span><text:span text:style-name="T210">=</text:span><text:span text:style-name="T211">"@string/app_name"</text:span><text:span text:style-name="T212"><text:s/></text:span><text:span text:style-name="T213">&gt;</text:span></text:p>
      <text:p text:style-name="P214"><text:span text:style-name="T215"><text:s text:c="12"/></text:span><text:span text:style-name="T216">&lt;</text:span><text:span text:style-name="T217">intent-filter</text:span><text:span text:style-name="T218">&gt;</text:span></text:p>
      <text:p text:style-name="P219"><text:span text:style-name="T220"><text:s text:c="16"/></text:span><text:span text:style-name="T221">&lt;</text:span><text:span text:style-name="T222">action</text:span><text:span text:style-name="T223"><text:s/></text:span><text:span text:style-name="T224">android:name</text:span><text:span text:style-name="T225">=</text:span><text:span text:style-name="T226">"android.intent.action.MAIN"</text:span><text:span text:style-name="T227"><text:s/></text:span><text:span text:style-name="T228">/&gt;</text:span></text:p>
      <text:p text:style-name="P229"/>
      <text:p text:style-name="P230"><text:span text:style-name="T231"><text:s text:c="16"/></text:span><text:span text:style-name="T232">&lt;</text:span><text:span text:style-name="T233">category</text:span><text:span text:style-name="T234"><text:s/></text:span><text:span text:style-name="T235">android:name</text:span><text:span text:style-name="T236">=</text:span><text:span text:style-name="T237">"android.intent.category.LAUNCHER"</text:span><text:span text:style-name="T238"><text:s/></text:span><text:span text:style-name="T239">/&gt;</text:span></text:p>
      <text:p text:style-name="P240"><text:span text:style-name="T241"><text:s text:c="12"/></text:span><text:span text:style-name="T242">&lt;/</text:span><text:span text:style-name="T243">intent-filter</text:span><text:span text:style-name="T244">&gt;</text:span></text:p>
      <text:p text:style-name="P245"><text:span text:style-name="T246"><text:s text:c="8"/></text:span><text:span text:style-name="T247">&lt;/</text:span><text:span text:style-name="T248">activity</text:span><text:span text:style-name="T249">&gt;</text:span></text:p>
      <text:p text:style-name="P2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, Arial, sans-serif" svg:font-family="Helvetica, Arial, sans-serif" style:font-family-generic="system"/>
    <style:font-face style:name="Monospace" svg:font-family="Monospace" style:font-family-generic="system" style:font-pitch="fixed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Arial Unicode MS" style:font-name-complex="Lohit Hind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Arial Unicode MS" style:font-name-complex="Lohit Hind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Liberation Serif" style:font-name-asian="Arial Unicode MS" style:font-name-complex="Lohit Hind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Liberation Serif" style:font-name-asian="Arial Unicode MS" style:font-name-complex="Lohit Hind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nguyen</meta:initial-creator>
    <dc:creator>_Big_Dick_</dc:creator>
    <meta:creation-date>2014-09-25T07:56:00Z</meta:creation-date>
    <dc:date>2014-09-25T09:03:00Z</dc:date>
    <meta:template xlink:href="Normal" xlink:type="simple"/>
    <meta:editing-cycles>10</meta:editing-cycles>
    <meta:editing-duration>PT840S</meta:editing-duration>
    <meta:document-statistic meta:page-count="2" meta:paragraph-count="4" meta:word-count="310" meta:character-count="2079" meta:row-count="14" meta:non-whitespace-character-count="1773"/>
  </office:meta>
</office:document-meta>
</file>